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Default_7e_LT_7e_Gliederung_20_2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Default_7e_LT_7e_Gliederung_20_1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Default_7e_LT_7e_Gliederung_20_1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Default_7e_LT_7e_Gliederung_20_1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Default_7e_LT_7e_Gliederung_20_1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officeooo:paragraph-rsid="000f457d" style:font-size-asian="12pt" style:font-size-complex="12pt"/>
    </style:style>
    <style:style style:name="P9" style:family="paragraph" style:parent-style-name="Default_7e_LT_7e_Gliederung_20_1">
      <style:paragraph-properties fo:margin-left="0.953cm" fo:margin-right="0cm" fo:margin-top="0.282cm" fo:margin-bottom="0cm" loext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Default_7e_LT_7e_Gliederung_20_1">
      <style:paragraph-properties fo:margin-left="0.953cm" fo:margin-right="0cm" fo:margin-top="0.282cm" fo:margin-bottom="0cm" loext:contextual-spacing="false" fo:line-height="9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Default_7e_LT_7e_Gliederung_20_1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normal" style:font-size-asian="12pt" style:font-weight-asian="normal" style:font-size-complex="12pt"/>
    </style:style>
    <style:style style:name="P12" style:family="paragraph" style:parent-style-name="Default_7e_LT_7e_Gliederung_20_1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Default_7e_LT_7e_Gliederung_20_1">
      <style:paragraph-properties fo:margin-left="0.953cm" fo:margin-right="0cm" fo:margin-top="0.245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Default_7e_LT_7e_Gliederung_20_1">
      <style:paragraph-properties fo:margin-left="0.953cm" fo:margin-right="0cm" fo:margin-top="0.245cm" fo:margin-bottom="0cm" loext:contextual-spacing="false" fo:line-height="80%" fo:text-align="start" style:justify-single-word="false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Default_7e_LT_7e_Gliederung_20_1">
      <style:paragraph-properties fo:margin-left="0cm" fo:margin-right="0cm" fo:margin-top="0.28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Default_7e_LT_7e_Gliederung_20_1">
      <style:paragraph-properties fo:margin-left="0cm" fo:margin-right="0cm" fo:margin-top="0.282cm" fo:margin-bottom="0cm" loext:contextual-spacing="false" fo:line-height="90%" fo:text-align="start" style:justify-single-word="false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Default_7e_LT_7e_Gliederung_20_1">
      <style:paragraph-properties fo:margin-left="0cm" fo:margin-right="0cm" fo:margin-top="0.28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normal" style:font-size-asian="12pt" style:font-weight-asian="normal" style:font-size-complex="12pt"/>
    </style:style>
    <style:style style:name="P18" style:family="paragraph" style:parent-style-name="Default_7e_LT_7e_Gliederung_20_1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Default_7e_LT_7e_Gliederung_20_1">
      <style:paragraph-properties fo:margin-left="0cm" fo:margin-right="0cm" fo:margin-top="0.245cm" fo:margin-bottom="0cm" loext:contextual-spacing="false" fo:line-height="80%" fo:text-align="start" style:justify-single-word="false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Default_7e_LT_7e_Gliederung_20_1" style:list-style-name="L1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Default_7e_LT_7e_Gliederung_20_1" style:list-style-name="L2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Default_7e_LT_7e_Gliederung_20_1" style:list-style-name="L2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officeooo:paragraph-rsid="000c9a96" style:font-size-asian="12pt" style:font-size-complex="12pt"/>
    </style:style>
    <style:style style:name="P23" style:family="paragraph" style:parent-style-name="Default_7e_LT_7e_Gliederung_20_1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officeooo:paragraph-rsid="000c9a96" style:font-size-asian="12pt" style:font-size-complex="12pt"/>
    </style:style>
    <style:style style:name="P24" style:family="paragraph" style:parent-style-name="Default_7e_LT_7e_Gliederung_20_1" style:list-style-name="L4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Default_7e_LT_7e_Gliederung_20_1" style:list-style-name="L3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Default_7e_LT_7e_Gliederung_20_1" style:list-style-name="L5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Default_7e_LT_7e_Gliederung_20_1" style:list-style-name="L6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Default_7e_LT_7e_Gliederung_20_1" style:list-style-name="L2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normal" style:font-size-asian="12pt" style:font-weight-asian="normal" style:font-size-complex="12pt"/>
    </style:style>
    <style:style style:name="P29" style:family="paragraph" style:parent-style-name="Default_7e_LT_7e_Titel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Default_7e_LT_7e_Tite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Default_7e_LT_7e_Titel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normal" style:font-size-asian="12pt" style:font-weight-asian="normal" style:font-size-complex="12pt"/>
    </style:style>
    <style:style style:name="P32" style:family="paragraph" style:parent-style-name="Default_7e_LT_7e_Titel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Default_7e_LT_7e_Titel">
      <style:paragraph-properties fo:margin-left="0.953cm" fo:margin-right="0cm" fo:margin-top="0.282cm" fo:margin-bottom="0cm" loext:contextual-spacing="false" fo:line-height="100%" fo:text-align="start" style:justify-single-word="false" fo:text-indent="-0.953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5" style:family="paragraph">
      <loext:graphic-properties draw:fill="solid" draw:fill-color="#bbe0e3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3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/>
    </style:style>
    <style:style style:name="T3" style:family="text">
      <style:text-properties style:font-name="Arial" fo:font-weight="normal" officeooo:rsid="000c9a96" style:font-weight-asian="normal"/>
    </style:style>
    <style:style style:name="T4" style:family="text">
      <style:text-properties style:font-name="Arial" fo:font-size="40pt" style:font-size-asian="40pt"/>
    </style:style>
    <style:style style:name="T5" style:family="text">
      <style:text-properties fo:font-weight="normal" style:font-weight-asian="normal"/>
    </style:style>
    <style:style style:name="T6" style:family="text">
      <style:text-properties officeooo:rsid="000c9a96"/>
    </style:style>
    <style:style style:name="T7" style:family="text">
      <style:text-properties officeooo:rsid="000d50fa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Noto Sans CJK SC Regular" style:font-size-asian="18pt" style:language-asian="en" style:country-asian="US" style:font-style-asian="normal" style:font-weight-asian="normal" style:font-name-complex="FreeSans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bbe0e3" draw:textarea-horizontal-align="justify" draw:textarea-vertical-align="middle" draw:auto-grow-height="false" fo:min-height="2.164cm" fo:min-width="1.819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bbe0e3" draw:textarea-horizontal-align="left" draw:textarea-vertical-align="middle" draw:auto-grow-height="false" fo:min-height="2.164cm" fo:min-width="1.82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bbe0e3" draw:textarea-horizontal-align="left" draw:textarea-vertical-align="middle" draw:auto-grow-height="false" fo:min-height="2.164cm" fo:min-width="1.822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bbe0e3" draw:textarea-horizontal-align="justify" draw:textarea-vertical-align="middle" draw:auto-grow-height="false" fo:min-height="2.164cm" fo:min-width="1.82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6cm" svg:stroke-color="#000000" draw:marker-start="" draw:marker-start-width="0.199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justify" draw:textarea-vertical-align="top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Upon entering the kernel…</text:span></text:p>
      <text:list xml:id="list8774171337568272508" text:style-name="L1">
        <text:list-item>
          <text:p text:style-name="P20"><text:span text:style-name="T1">A user process will enter ‘kernel-mode’:</text:span></text:p>
        </text:list-item>
        <text:list-item>
          <text:p text:style-name="P20"><text:span text:style-name="T1">When it decides to execute a system-call</text:span></text:p>
        </text:list-item>
        <text:list-item>
          <text:p text:style-name="P20"><text:span text:style-name="T1">When it is interrupted (e.g. by the timer)</text:span></text:p>
        </text:list-item>
        <text:list-item>
          <text:p text:style-name="P20"><text:span text:style-name="T1">When ‘exception’ occurs (e.g. divide by 0)</text:span></text:p>
        </text:list-item>
      </text:list>
      <text:p text:style-name="P33"><text:span text:style-name="T1">Switch to kernel-mode stack</text:span></text:p>
      <text:p text:style-name="P11"><text:span text:style-name="T1">Entering kernel involves a stack-switch</text:span></text:p>
      <text:list xml:id="list8203112528318019085" text:style-name="L5">
        <text:list-item>
          <text:p text:style-name="P26"><text:span text:style-name="T1">Necessary for robustness:</text:span></text:p>
        </text:list-item>
      </text:list>
      <text:p text:style-name="P7"><text:tab/><text:span text:style-name="T1">e.g., user-mode stack might be exhausted</text:span></text:p>
      <text:list xml:id="list8127955588216264701" text:style-name="L6">
        <text:list-item>
          <text:p text:style-name="P27"><text:span text:style-name="T1">Desirable for security:</text:span></text:p>
        </text:list-item>
      </text:list>
      <text:p text:style-name="P7"><text:tab/><text:span text:style-name="T1">e.g, illegal parameters might be supplied</text:span></text:p>
      <text:p text:style-name="P11"/>
      <text:p text:style-name="P2"/>
      <text:p text:style-name="P2"/>
      <text:p text:style-name="P2"/>
      <text:p text:style-name="P33"><text:span text:style-name="T1">What’s on the user stack?</text:span></text:p>
      <text:list xml:id="list6141726255569395864" text:style-name="L2">
        <text:list-item>
          <text:p text:style-name="P28"><text:span text:style-name="T1">Upon entering ‘main()’:</text:span></text:p>
        </text:list-item>
        <text:list-item>
          <text:p text:style-name="P21"><text:span text:style-name="T1">A program’s exit-address is on user stack</text:span></text:p>
        </text:list-item>
        <text:list-item>
          <text:p text:style-name="P21"><text:span text:style-name="T1">Command-line arguments on user stack</text:span></text:p>
        </text:list-item>
        <text:list-item>
          <text:p text:style-name="P22"><text:span text:style-name="T1">Environment variables are on user stack</text:span></text:p>
        </text:list-item>
      </text:list>
      <text:p text:style-name="P23"><text:span text:style-name="T1">During execution of ‘main()’:</text:span></text:p>
      <text:list xml:id="list150110249663169" text:continue-numbering="true" text:style-name="L2">
        <text:list-item>
          <text:p text:style-name="P21"><text:span text:style-name="T1">Function parameters and return-addresses</text:span></text:p>
        </text:list-item>
        <text:list-item>
          <text:p text:style-name="P21"><text:span text:style-name="T1">Storage locations for ‘automatic’ variables</text:span></text:p>
        </text:list-item>
      </text:list>
      <text:p text:style-name="P33"><text:span text:style-name="T1">What’s on the kernel stack?</text:span></text:p>
      <text:p text:style-name="P11"><text:span text:style-name="T1">Upon entering kernel-mode:</text:span></text:p>
      <text:list xml:id="list8189667155527388016" text:style-name="L3">
        <text:list-item>
          <text:p text:style-name="P25"><text:span text:style-name="T1">task’s registers are saved on kernel stack</text:span></text:p>
        </text:list-item>
      </text:list>
      <text:p text:style-name="P7"><text:tab/><text:span text:style-name="T1">(e.g., address of task’s user-mode stack)</text:span></text:p>
      <text:p text:style-name="P6"><text:span text:style-name="T1">During execution of kernel functions:</text:span></text:p>
      <text:list xml:id="list1919400253097416125" text:style-name="L4">
        <text:list-item>
          <text:p text:style-name="P24"><text:span text:style-name="T1">Function parameters and return-addresses</text:span></text:p>
        </text:list-item>
        <text:list-item>
          <text:p text:style-name="P24"><text:span text:style-name="T1">Storage locations for ‘automatic’ variables</text:span></text:p>
        </text:list-item>
      </text:list>
      <text:p text:style-name="P11"><text:span text:style-name="T1"/></text:p>
      <text:p text:style-name="P11"><text:span text:style-name="T1"/></text:p>
      <text:p text:style-name="P33"><text:soft-page-break/><text:span text:style-name="T1">And also something else!</text:span></text:p>
      <text:p text:style-name="P6"><text:span text:style-name="T2">Linux uses part of a task’s kernel-stack </text:span><text:span text:style-name="T3">t</text:span><text:span text:style-name="T1">o store that task’s ‘process descriptor’</text:span></text:p>
      <text:p text:style-name="P16"><text:span text:style-name="T1">The stack and descriptor are overlayed:</text:span></text:p>
      <text:p text:style-name="P10"><text:span text:style-name="T1">union task_union {</text:span></text:p>
      <text:p text:style-name="P9"><text:tab/><text:span text:style-name="T1">unsigned long</text:span> stack[ 2048 ];</text:p>
      <text:p text:style-name="P9"><text:span text:style-name="T1"><text:tab/>struct task_struct </text:span><text:s/>task;</text:p>
      <text:p text:style-name="P9"><text:tab/><text:tab/><text:span text:style-name="T6">}</text:span><text:span text:style-name="T1">;</text:span></text:p>
      <text:p text:style-name="P33"><text:span text:style-name="T1">The kernel is ‘task manager’</text:span></text:p>
      <text:p text:style-name="P11"><text:span text:style-name="T1">So each task has a ‘process descriptor’:</text:span></text:p>
      <text:p text:style-name="P9"><text:tab/><text:span text:style-name="T1">struct task_struct </text:span>{</text:p>
      <text:p text:style-name="P9"><text:tab/><text:tab/><text:span text:style-name="T1">volatile long</text:span><text:tab/>state;</text:p>
      <text:p text:style-name="P9"><text:tab/><text:tab/><text:span text:style-name="T1">unsigned long</text:span> flags;</text:p>
      <text:p text:style-name="P9"><text:tab/><text:tab/><text:span text:style-name="T1">int</text:span> sigpending;</text:p>
      <text:p text:style-name="P9"><text:tab/><text:tab/><text:span text:style-name="T1">mm_segment_t</text:span> addr_limit;</text:p>
      <text:p text:style-name="P9"><text:tab/><text:tab/><text:span text:style-name="T1">/* plus many other fields */</text:span><text:tab/></text:p>
      <text:p text:style-name="P9"><text:tab/><text:tab/><text:span text:style-name="T1">};</text:span></text:p>
      <text:p text:style-name="P32"><text:span text:style-name="T2">The ‘task_union’ object </text:span><text:span text:style-name="T1">Linux stores stack with process descriptor </text:span></text:p>
      <text:p text:style-name="P15"><text:span text:style-name="T1">It allocates 8KB to these combined objects</text:span></text:p>
      <text:p text:style-name="P15"><text:span text:style-name="T1">Task’s process descriptor is 1696 bytes</text:span></text:p>
      <text:p text:style-name="P15"><text:span text:style-name="T1">So kernel stack can grow to about 6.5KB</text:span></text:p>
      <text:p text:style-name="P7"><text:tab/> <text:s text:c="2"/><text:span text:style-name="T1">8192 bytes – 1696 bytes = 6496 bytes</text:span></text:p>
      <text:p text:style-name="P15"><text:span text:style-name="T1">Each ‘task_union’ object is ‘8KB-aligned’</text:span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3"><text:span text:style-name="T1">Finding the descriptor info</text:span></text:p>
      <text:p text:style-name="P11"><text:span text:style-name="T1">During task-execution in kernel-mode:</text:span></text:p>
      <text:p text:style-name="P18"><text:span text:style-name="T1">It’s quick for a process to find its descriptor by</text:span></text:p>
      <text:p text:style-name="P13"><text:tab/><text:span text:style-name="T1">using two assembly-language instructions:</text:span></text:p>
      <text:p text:style-name="P13"><text:tab/><text:tab/><text:span text:style-name="T1">movl </text:span>%esp, %ebx</text:p>
      <text:p text:style-name="P13"><text:tab/><text:tab/><text:span text:style-name="T1">andl </text:span>$0xFFFFE000, %ebx</text:p>
      <text:p text:style-name="P13"><text:tab/><text:span text:style-name="T1">(Now %ebx = descriptor’s base-address)</text:span></text:p>
      <text:p text:style-name="P2"><text:span text:style-name="T1"/></text:p>
      <text:p text:style-name="P31"><text:span text:style-name="T1"/></text:p>
      <text:p text:style-name="P33"><text:soft-page-break/><text:span text:style-name="T1">The ‘current’ process</text:span></text:p>
      <text:p text:style-name="P11"><text:span text:style-name="T1">Kernel-headers define useful macros</text:span></text:p>
      <text:p text:style-name="P19"><text:span text:style-name="T1">static inline struct task_struct *</text:span></text:p>
      <text:p text:style-name="P14"><text:span text:style-name="T1">get_current( void ) </text:span></text:p>
      <text:p text:style-name="P14"><text:span text:style-name="T1">{</text:span></text:p>
      <text:p text:style-name="P14"><text:tab/><text:tab/><text:span text:style-name="T7">s</text:span><text:span text:style-name="T1">truct task_struct </text:span>*current;</text:p>
      <text:p text:style-name="P14"><text:tab/><text:tab/><text:span text:style-name="T1">__asm__( “ andl %%esp, %0 ; “ \ : “=r” (current) : “0” (~0x1FFF) <text:s/>);</text:span></text:p>
      <text:p text:style-name="P14"><text:tab/><text:tab/><text:span text:style-name="T1">return </text:span>current;<text:tab/><text:tab/> </text:p>
      <text:p text:style-name="P14"><text:tab/><text:tab/><text:span text:style-name="T1">}</text:span></text:p>
      <text:p text:style-name="P19"><text:span text:style-name="T1">#define current get_current()</text:span><text:tab/></text:p>
      <text:p text:style-name="P2"><text:span text:style-name="T1"/></text:p>
      <text:p text:style-name="P2"><text:span text:style-name="T1"/></text:p>
      <text:p text:style-name="P33"><text:span text:style-name="T1">Parenthood</text:span></text:p>
      <text:p text:style-name="P11"><text:span text:style-name="T1">New tasks get created by calling ‘fork()’</text:span></text:p>
      <text:p text:style-name="P15"><text:span text:style-name="T1">Old tasks get terminated by calling ‘exit()’</text:span></text:p>
      <text:p text:style-name="P15"><text:span text:style-name="T1">When ‘fork()’ is called, two tasks return</text:span></text:p>
      <text:p text:style-name="P15"><text:span text:style-name="T1">One task is known as the ‘parent’ process</text:span></text:p>
      <text:p text:style-name="P15"><text:span text:style-name="T1">And the other is called the ‘child’ process</text:span></text:p>
      <text:p text:style-name="P15"><text:span text:style-name="T1">The kernel keeps track of this relationship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3"><text:span text:style-name="T1">A parent can have many children</text:span></text:p>
      <text:p text:style-name="P12"><text:span text:style-name="T1">If a user task calls ‘fork()’ twice, that will </text:span><text:s/>create two distinct ‘child’ processes</text:p>
      <text:p text:style-name="P15"><text:span text:style-name="T1">These children are called ‘siblings’</text:span></text:p>
      <text:p text:style-name="P15"><text:span text:style-name="T1">Kernel keeps track of all this with pointers</text:span></text:p>
      <text:p text:style-name="P7"><text:span text:style-name="T1">struct task_struct <text:s/>*p_ptr, <text:s/></text:span><text:s/>// parent</text:p>
      <text:p text:style-name="P8"><text:span text:style-name="T1"><text:tab/>*p_cptr, <text:s text:c="2"/></text:span><text:s/>// youngest child</text:p>
      <text:p text:style-name="P8"><text:tab/> *p_ysptr, <text:s text:c="2"/>// younger sibling</text:p>
      <text:p text:style-name="P8"><text:tab/> *p_osptr, <text:s/>// older sibling</text:p>
      <text:p text:style-name="P3"><text:span text:style-name="T1"/></text:p>
      <text:p text:style-name="P3"><text:span text:style-name="T1"/></text:p>
      <text:p text:style-name="P33"><text:span text:style-name="T1">The kernel’s ‘process-list’</text:span></text:p>
      <text:p text:style-name="P12"><text:soft-page-break/><text:span text:style-name="T1">Kernel keeps a list of process descriptors</text:span></text:p>
      <text:p text:style-name="P15"><text:span text:style-name="T1">A ‘doubly-linked’ circular list is used</text:span></text:p>
      <text:p text:style-name="P15"><text:span text:style-name="T1">The ‘init_task’ serves as a fixed header</text:span></text:p>
      <text:p text:style-name="P15"><text:span text:style-name="T1">Other tasks inserted/deleted dynamically</text:span></text:p>
      <text:p text:style-name="P15"><text:span text:style-name="T1">Tasks have forward &amp; backward pointers:</text:span></text:p>
      <text:p text:style-name="P4"><text:span text:style-name="T1">struct task_struct</text:span> <text:s text:c="2"/>*next_task;</text:p>
      <text:p text:style-name="P4"><text:span text:style-name="T1">struct task_struct</text:span> <text:s text:c="2"/>*prev_task;</text:p>
      <text:p text:style-name="P3"><text:span text:style-name="T1"/></text:p>
      <text:p text:style-name="P3"><text:span text:style-name="T1"/></text:p>
      <text:p text:style-name="P31"><text:span text:style-name="T1"/></text:p>
      <text:p text:style-name="P31"><draw:g text:anchor-type="paragraph" draw:z-index="0" draw:name="Shape1" draw:style-name="gr1"><draw:custom-shape draw:style-name="gr2" draw:text-style-name="P35" svg:width="2.32cm" svg:height="2.426cm" svg:x="1.33cm" svg:y="0.998cm"><text:p text:style-name="P34"><text:span text:style-name="T8">init_task</text:span></text:p><text:p text:style-name="P34"><text:span text:style-name="T8">(pid=0)</text:span></text:p><draw:enhanced-geometry svg:viewBox="0 0 21600 21600" draw:type="rectangle" draw:enhanced-path="M 0 0 L 21600 0 21600 21600 0 21600 0 0 Z N"/></draw:custom-shape><draw:custom-shape draw:style-name="gr3" draw:text-style-name="P36" svg:width="2.322cm" svg:height="2.426cm" svg:x="4.98cm" svg:y="0.998cm"><text:p/><draw:enhanced-geometry svg:viewBox="0 0 21600 21600" draw:type="rectangle" draw:enhanced-path="M 0 0 L 21600 0 21600 21600 0 21600 0 0 Z N"/></draw:custom-shape><draw:custom-shape draw:style-name="gr4" draw:text-style-name="P36" svg:width="2.324cm" svg:height="2.426cm" svg:x="8.626cm" svg:y="0.998cm"><text:p/><draw:enhanced-geometry svg:viewBox="0 0 21600 21600" draw:type="rectangle" draw:enhanced-path="M 0 0 L 21600 0 21600 21600 0 21600 0 0 Z N"/></draw:custom-shape><draw:custom-shape draw:style-name="gr5" draw:text-style-name="P35" svg:width="2.322cm" svg:height="2.426cm" svg:x="14.267cm" svg:y="0.998cm"><text:p text:style-name="P34"><text:span text:style-name="T9">newest</text:span></text:p><text:p text:style-name="P34"><text:span text:style-name="T9">task</text:span></text:p><draw:enhanced-geometry svg:viewBox="0 0 21600 21600" draw:type="rectangle" draw:enhanced-path="M 0 0 L 21600 0 21600 21600 0 21600 0 0 Z N"/></draw:custom-shape><draw:line draw:style-name="gr6" draw:text-style-name="P37" svg:x1="3.652cm" svg:y1="1.569cm" svg:x2="4.978cm" svg:y2="1.569cm"><text:p/></draw:line><draw:line draw:style-name="gr7" draw:text-style-name="P37" svg:x1="7.3cm" svg:y1="1.569cm" svg:x2="8.627cm" svg:y2="1.569cm"><text:p/></draw:line><draw:line draw:style-name="gr8" draw:text-style-name="P37" svg:x1="10.95cm" svg:y1="1.569cm" svg:x2="12.276cm" svg:y2="1.569cm"><text:p/></draw:line><draw:line draw:style-name="gr9" draw:text-style-name="P37" svg:x1="12.939cm" svg:y1="1.569cm" svg:x2="14.265cm" svg:y2="1.569cm"><text:p/></draw:line><draw:line draw:style-name="gr10" draw:text-style-name="P37" svg:x1="0.003cm" svg:y1="1.569cm" svg:x2="1.329cm" svg:y2="1.569cm"><text:p/></draw:line><draw:line draw:style-name="gr11" draw:text-style-name="P37" svg:x1="0.003cm" svg:y1="1.568cm" svg:x2="0.003cm" svg:y2="0.284cm"><text:p/></draw:line><draw:line draw:style-name="gr12" draw:text-style-name="P37" svg:x1="0.003cm" svg:y1="0.285cm" svg:x2="17.416cm" svg:y2="0.285cm"><text:p/></draw:line><draw:line draw:style-name="gr13" draw:text-style-name="P37" svg:x1="16.588cm" svg:y1="1.569cm" svg:x2="17.417cm" svg:y2="1.569cm"><text:p/></draw:line><draw:line draw:style-name="gr14" draw:text-style-name="P37" svg:x1="17.417cm" svg:y1="1.568cm" svg:x2="17.417cm" svg:y2="0.284cm"><text:p/></draw:line><draw:line draw:style-name="gr15" draw:text-style-name="P37" svg:x1="4.977cm" svg:y1="2.711cm" svg:x2="3.651cm" svg:y2="2.711cm"><text:p/></draw:line><draw:line draw:style-name="gr16" draw:text-style-name="P37" svg:x1="8.627cm" svg:y1="2.711cm" svg:x2="7.3cm" svg:y2="2.711cm"><text:p/></draw:line><draw:line draw:style-name="gr17" draw:text-style-name="P37" svg:x1="12.275cm" svg:y1="2.711cm" svg:x2="10.949cm" svg:y2="2.711cm"><text:p/></draw:line><draw:line draw:style-name="gr18" draw:text-style-name="P37" svg:x1="14.264cm" svg:y1="2.711cm" svg:x2="12.938cm" svg:y2="2.711cm"><text:p/></draw:line><draw:line draw:style-name="gr19" draw:text-style-name="P37" svg:x1="17.417cm" svg:y1="2.711cm" svg:x2="16.588cm" svg:y2="2.711cm"><text:p/></draw:line><draw:line draw:style-name="gr20" draw:text-style-name="P37" svg:x1="1.328cm" svg:y1="2.711cm" svg:x2="0.002cm" svg:y2="2.711cm"><text:p/></draw:line><draw:line draw:style-name="gr21" draw:text-style-name="P37" svg:x1="0.003cm" svg:y1="2.711cm" svg:x2="0.003cm" svg:y2="3.995cm"><text:p/></draw:line><draw:line draw:style-name="gr22" draw:text-style-name="P37" svg:x1="17.417cm" svg:y1="2.711cm" svg:x2="17.417cm" svg:y2="3.995cm"><text:p/></draw:line><draw:line draw:style-name="gr23" draw:text-style-name="P37" svg:x1="0.003cm" svg:y1="3.995cm" svg:x2="17.416cm" svg:y2="3.995cm"><text:p/></draw:line><draw:custom-shape draw:style-name="gr24" draw:text-style-name="P39" svg:width="1.14cm" svg:height="1.026cm" svg:x="12.122cm" svg:y="1.78cm"><text:p text:style-name="P38"><text:span text:style-name="T9">…</text:span></text:p><draw:enhanced-geometry svg:viewBox="0 0 21600 21600" draw:type="mso-spt202" draw:enhanced-path="M 0 0 L 21600 0 21600 21600 0 21600 0 0 Z N"/></draw:custom-shape></draw:g><text:span text:style-name="T1"/></text:p>
      <text:p text:style-name="P31"><text:span text:style-name="T1"/></text:p>
      <text:p text:style-name="P31"><text:span text:style-name="T1"/></text:p>
      <text:p text:style-name="P2"/>
      <text:p text:style-name="P2"/>
      <text:p text:style-name="P2"/>
      <text:p text:style-name="P2"/>
      <text:p text:style-name="P2"/>
      <text:p text:style-name="P29"><text:span text:style-name="T1">Tasks have ’states’</text:span></text:p>
      <text:p text:style-name="P5"><text:span text:style-name="T1">From <text:s/>kernel-header: &lt;linux/sched.h&gt;</text:span></text:p>
      <text:p text:style-name="P11"/>
      <text:p text:style-name="P15"><text:span text:style-name="T1">#define TASK_RUNNING </text:span><text:tab/><text:tab/> 0</text:p>
      <text:p text:style-name="P15"><text:span text:style-name="T1">#define TASK_INTERRUPTIBLE</text:span><text:tab/><text:tab/> 1</text:p>
      <text:p text:style-name="P15"><text:span text:style-name="T1">#define TASK_UNINTERRUPTIBLE</text:span><text:tab/> 2</text:p>
      <text:p text:style-name="P15"><text:span text:style-name="T1">#define TASK_ZOMBIE</text:span><text:tab/><text:tab/> 4</text:p>
      <text:p text:style-name="P15"><text:span text:style-name="T1">#define TASK_STOPPED</text:span><text:tab/><text:tab/> 8</text:p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8:42:01.134785377</meta:creation-date>
    <dc:date>2018-05-23T09:07:25.722040652</dc:date>
    <meta:editing-duration>PT4M5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4" meta:paragraph-count="95" meta:word-count="485" meta:character-count="3203" meta:non-whitespace-character-count="2750"/>
  </office:meta>
</office:document-meta>
</file>